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8pt" style:font-size-asian="8pt" style:font-size-complex="8pt"/>
    </style:style>
    <style:style style:name="ce5" style:family="table-cell" style:parent-style-name="Default">
      <style:table-cell-properties fo:background-color="#ffffff"/>
      <style:text-properties style:text-position="" style:font-name="Arial" fo:font-size="8pt" style:font-size-asian="8pt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7" style:family="table-cell" style:parent-style-name="Default"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6"/>
        <table:table-row table:style-name="ro1">
          <table:table-cell table:style-name="ce24" office:value-type="string" calcext:value-type="string">
            <text:p>TESTS RUN AT $2015-05-03T17:53:02.442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7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39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CharactersTests.rsc|: 15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LiteralsTests.rsc|: 31 tests executed; 5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RascalGrammar.rsc|: 39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ExpressionGrammars.rsc|: 19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12 tests executed; 4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meta/ModuleInfoTests.rsc|: 4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StaticTestingUtilsTests.rsc|: 14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AccumulatingTCTests.rsc|: 3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AllStaticIssues.rsc|: 51 tests executed; 1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AnnotationTCTests.rsc|: 7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AssignmentTCTests.rsc|: 20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CallTCTests.rsc|: 21 tests executed; 1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ComprehensionTCTests.rsc|: 17 tests executed; 2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DataDeclarationTCTests.rsc|: 9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DataTypeTCTests.rsc|: 44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DeclarationTCTests.rsc|: 29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ImportTCTests.rsc|: 4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PatternTCTests.rsc|: 66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ProjectionTCTests.rsc|: 3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RegExpTCTests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ScopeTCTests.rsc|: 9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StatementTCTests.rsc|: 9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SubscriptTCTests.rsc|: 18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VisitTCTests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&lt;-82861490&gt;,"y"}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library/lang/csv/CSVIOTests.rsc|(1859,99,&lt;61,0&gt;,&lt;61,99&gt;): FALSE "inferred types"test fails for arguments: {&lt;"00r3",-204906511r100756322,-1607941131,"",1123317052&gt;}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imports/ImportTests1.rsc|(195,73,&lt;10,0&gt;,&lt;13,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CallTCTests.rsc|(471,54,&lt;15,0&gt;,&lt;15,54&gt;): FALSE "{}"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TEST SUMMARY: 5034 tests executed; 36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TryCatchTests.rsc|: Inconsistent stackAtEntry for |std:///lang/rascal/tests/functionality/TryCatchTests.rsc|(3935,70,&lt;204,0&gt;,&lt;208,1&gt;), from block 4 to 1: 1 versus -1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 table:number-rows-repeated="58">
          <table:table-cell table:style-name="ce25"/>
          <table:table-cell table:number-columns-repeated="3"/>
          <table:table-cell table:style-name="ce25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5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4-26T14:41:40.594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1235,170,&lt;284,0&gt;,&lt;285,39&gt;): FALSE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841 tests executed; 1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24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21:11:26.97138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5-03T21:12:53.146604000</dc:date>
    <meta:editing-duration>P47DT11H55M28S</meta:editing-duration>
    <meta:editing-cycles>183</meta:editing-cycles>
    <meta:generator>LibreOffice/4.4.1.2$MacOSX_X86_64 LibreOffice_project/45e2de17089c24a1fa810c8f975a7171ba4cd432</meta:generator>
    <meta:document-statistic meta:table-count="4" meta:cell-count="432" meta:object-count="0"/>
  </office:meta>
</office:document-meta>
</file>